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width="0.2cm" draw:marker-start-width="0.5cm" draw:marker-end-width="0.5cm" draw:fill-color="#ffffff" draw:textarea-horizontal-align="justify" draw:textarea-vertical-align="middle" draw:auto-grow-height="false" fo:min-height="14.947cm" fo:min-width="14.551cm" fo:padding-top="0.225cm" fo:padding-bottom="0.225cm" fo:padding-left="0.35cm" fo:padding-right="0.35cm"/>
    </style:style>
    <style:style style:name="gr2" style:family="graphic" style:parent-style-name="standard">
      <style:graphic-properties draw:stroke="none" svg:stroke-color="#000000" draw:fill="none" draw:fill-color="#ffffff" fo:min-height="3.38cm"/>
      <style:paragraph-properties style:writing-mode="lr-tb"/>
    </style:style>
    <style:style style:name="gr3" style:family="graphic" style:parent-style-name="standard">
      <style:graphic-properties draw:stroke="solid" svg:stroke-width="0.4cm" svg:stroke-color="#ffffff" draw:marker-start-width="0.8cm" draw:marker-end-width="0.8cm" draw:fill-color="#b2b2b2" draw:textarea-horizontal-align="justify" draw:textarea-vertical-align="middle" draw:auto-grow-height="false" fo:min-height="2.114cm" fo:min-width="1.352cm" fo:padding-top="0.325cm" fo:padding-bottom="0.325cm" fo:padding-left="0.45cm" fo:padding-right="0.45cm"/>
    </style:style>
    <style:style style:name="gr4" style:family="graphic" style:parent-style-name="standard">
      <style:graphic-properties svg:stroke-color="#ffffff" draw:fill-color="#ffffff" draw:textarea-horizontal-align="justify" draw:textarea-vertical-align="middle" draw:auto-grow-height="false" fo:min-height="1.734cm" fo:min-width="1.692cm"/>
    </style:style>
    <style:style style:name="gr5" style:family="graphic" style:parent-style-name="standard">
      <style:graphic-properties draw:stroke="none" svg:stroke-width="0.05cm" svg:stroke-color="#ffffff" draw:marker-start-width="0.275cm" draw:marker-end-width="0.275cm" draw:textarea-vertical-align="middle" draw:auto-grow-height="false" fo:min-height="0.034cm" fo:min-width="0cm" fo:padding-top="0.15cm" fo:padding-bottom="0.15cm" fo:padding-left="0.275cm" fo:padding-right="0.275cm" fo:wrap-option="wrap"/>
    </style:style>
    <style:style style:name="gr6" style:family="graphic" style:parent-style-name="standard">
      <style:graphic-properties draw:marker-start="Circle" draw:marker-end="Circle" draw:fill-color="#3465a4" draw:textarea-horizontal-align="center" draw:textarea-vertical-align="middle" draw:auto-grow-height="false" fo:min-height="5.941cm" fo:min-width="5.4cm" draw:shadow="hidden"/>
    </style:style>
    <style:style style:name="gr7" style:family="graphic" style:parent-style-name="standard">
      <style:graphic-properties draw:stroke="none" svg:stroke-color="#ffffff" draw:fill-color="#ffffff" draw:textarea-horizontal-align="justify" draw:textarea-vertical-align="middle" draw:auto-grow-height="false" fo:min-height="0cm" fo:min-width="0cm"/>
    </style:style>
    <style:style style:name="gr8" style:family="graphic" style:parent-style-name="standard">
      <style:graphic-properties draw:stroke="none" svg:stroke-color="#ffffff" draw:fill-color="#cccccc" draw:textarea-horizontal-align="justify" draw:textarea-vertical-align="middle" draw:auto-grow-height="false" fo:min-height="0cm" fo:min-width="0cm"/>
    </style:style>
    <style:style style:name="gr9" style:family="graphic" style:parent-style-name="objectwithoutfill">
      <style:graphic-properties svg:stroke-width="0.05cm" svg:stroke-color="#ffffff" draw:marker-start-width="0.26cm" draw:marker-end-width="0.26cm" draw:fill="solid" draw:textarea-vertical-align="middle" fo:padding-top="0.15cm" fo:padding-bottom="0.15cm" fo:padding-left="0.275cm" fo:padding-right="0.275cm"/>
    </style:style>
    <style:style style:name="gr10" style:family="graphic" style:parent-style-name="standard">
      <style:graphic-properties svg:stroke-color="#000000" draw:fill-color="#99ff99" draw:textarea-horizontal-align="justify" draw:textarea-vertical-align="middle" draw:auto-grow-height="false" fo:min-height="0.027cm" fo:min-width="0cm"/>
    </style:style>
    <style:style style:name="gr11" style:family="graphic" style:parent-style-name="standard">
      <style:graphic-properties svg:stroke-color="#000000" draw:fill-color="#ff99ff" draw:textarea-horizontal-align="justify" draw:textarea-vertical-align="middle" draw:auto-grow-height="false" fo:min-height="0.027cm" fo:min-width="0cm"/>
    </style:style>
    <style:style style:name="gr12" style:family="graphic" style:parent-style-name="standard">
      <style:graphic-properties svg:stroke-color="#000000" draw:fill-color="#ffd320" draw:textarea-horizontal-align="justify" draw:textarea-vertical-align="middle" draw:auto-grow-height="false" fo:min-height="0.027cm" fo:min-width="0cm"/>
    </style:style>
    <style:style style:name="gr13" style:family="graphic" style:parent-style-name="standard">
      <style:graphic-properties svg:stroke-color="#000000" draw:fill-color="#99ff66" draw:textarea-horizontal-align="justify" draw:textarea-vertical-align="middle" draw:auto-grow-height="false" fo:min-height="0.027cm" fo:min-width="0cm"/>
    </style:style>
    <style:style style:name="P1" style:family="paragraph">
      <loext:graphic-properties draw:fill-color="#ffffff"/>
      <style:paragraph-properties fo:text-align="center"/>
      <style:text-properties style:text-underline-style="solid" style:text-underline-width="auto" style:text-underline-color="font-color"/>
    </style:style>
    <style:style style:name="P2" style:family="paragraph">
      <loext:graphic-properties draw:fill="none" draw:fill-color="#ffffff"/>
      <style:paragraph-properties style:writing-mode="lr-tb"/>
      <style:text-properties fo:color="#3465a4" style:font-name="Verdana" fo:font-size="40pt" fo:font-weight="bold" style:font-size-asian="40pt" style:font-weight-asian="bold" style:font-size-complex="40pt" style:font-weight-complex="bold"/>
    </style:style>
    <style:style style:name="P3" style:family="paragraph">
      <loext:graphic-properties draw:fill-color="#b2b2b2"/>
      <style:paragraph-properties fo:text-align="center"/>
    </style:style>
    <style:style style:name="P4" style:family="paragraph">
      <loext:graphic-properties draw:fill-color="#ffffff"/>
      <style:paragraph-properties fo:text-align="center"/>
    </style:style>
    <style:style style:name="P5" style:family="paragraph">
      <style:paragraph-properties fo:text-align="center"/>
    </style:style>
    <style:style style:name="P6" style:family="paragraph">
      <loext:graphic-properties draw:fill-color="#3465a4"/>
      <style:paragraph-properties fo:text-align="center"/>
    </style:style>
    <style:style style:name="P7" style:family="paragraph">
      <loext:graphic-properties draw:fill-color="#cccccc"/>
      <style:paragraph-properties fo:text-align="center"/>
    </style:style>
    <style:style style:name="P8" style:family="paragraph">
      <loext:graphic-properties draw:fill="solid"/>
      <style:paragraph-properties fo:text-align="center"/>
    </style:style>
    <style:style style:name="P9" style:family="paragraph">
      <loext:graphic-properties draw:fill-color="#99ff99"/>
      <style:paragraph-properties fo:text-align="center"/>
    </style:style>
    <style:style style:name="P10" style:family="paragraph">
      <loext:graphic-properties draw:fill-color="#ff99ff"/>
      <style:paragraph-properties fo:text-align="center"/>
    </style:style>
    <style:style style:name="P11" style:family="paragraph">
      <loext:graphic-properties draw:fill-color="#ffd320"/>
      <style:paragraph-properties fo:text-align="center"/>
    </style:style>
    <style:style style:name="P12" style:family="paragraph">
      <loext:graphic-properties draw:fill-color="#99ff66"/>
      <style:paragraph-properties fo:text-align="center"/>
    </style:style>
    <style:style style:name="T1" style:family="text">
      <style:text-properties fo:color="#3465a4" style:font-name="Verdana" fo:font-size="40pt"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6.789cm" svg:height="16.935cm" svg:x="2.117cm" svg:y="4.00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14.238cm" svg:height="3.63cm" svg:x="4.207cm" svg:y="18.044cm">
          <draw:text-box>
            <text:p><text:span text:style-name="T1">Quetzal-CRUMBS</text:span></text:p>
          </draw:text-box>
        </draw:frame>
        <draw:g>
          <draw:custom-shape draw:style-name="gr3" draw:text-style-name="P3" draw:layer="layout" svg:width="3.184cm" svg:height="3.908cm" svg:x="12.042cm" svg:y="13.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3.1cm" svg:height="2.806cm" svg:x="12.021cm" svg:y="12.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draw:layer="layout" svg:width="0.343cm" svg:height="0.554cm" draw:transform="skewX (0.00174532925199426) rotate (-2.40436557754739) translate (14.498cm 12.734cm)">
            <text:p/>
            <draw:enhanced-geometry svg:viewBox="0 0 21600 21600" draw:mirror-horizontal="true" draw:mirror-vertical="fals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path draw:style-name="gr6" draw:text-style-name="P6" draw:layer="layout" svg:width="1.446cm" svg:height="2.76cm" svg:x="12.9cm" svg:y="12.399cm" svg:viewBox="0 0 1447 2761" svg:d="M437 1948c233-207 475-749 272-980-242-583-626-745-638-968 558 378 354 411 722 298 108-28 183 63 384 203 396 448 352 1169-101 1571-221 194-258 278 101 539 67 53-185 185-588 142-921-76-593-416-152-805z">
            <text:p/>
          </draw:path>
          <draw:custom-shape draw:style-name="gr7" draw:text-style-name="P4" draw:layer="layout" svg:width="0.233cm" svg:height="0.312cm" draw:transform="rotate (0.462686784703697) translate (12.285cm 14.73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4" draw:layer="layout" svg:width="0.279cm" svg:height="0.222cm" draw:transform="skewX (0.00453785605518526) rotate (0.700924227600923) translate (12.84cm 15.19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4" draw:layer="layout" svg:width="0.228cm" svg:height="0.184cm" draw:transform="rotate (0.863414380961595) translate (13.081cm 15.2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4" draw:layer="layout" svg:width="0.228cm" svg:height="0.184cm" draw:transform="rotate (1.61128796544117) translate (14.441cm 15.06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7" draw:layer="layout" svg:width="0.654cm" svg:height="0.31cm" draw:transform="rotate (0.232652389290844) translate (12.376cm 17.263cm)">
            <text:p/>
            <draw:enhanced-geometry svg:viewBox="0 0 21600 21600" draw:mirror-horizontal="false" draw:mirror-vertical="false" draw:glue-points="?f0 0 ?f1 10800 0 21600 10800 21600 21600 21600 ?f7 10800" draw:text-areas="?f1 10800 ?f2 18000 ?f3 7200 ?f4 21600" draw:type="isosceles-triangle" draw:modifiers="10531.828442437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7" draw:layer="layout" svg:width="0.335cm" svg:height="0.164cm" draw:transform="skewX (0.00610865238198018) rotate (0.462686784703697) translate (12.067cm 16.84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7" draw:layer="layout" svg:width="0.343cm" svg:height="0.374cm" draw:transform="skewX (0.0801106126665397) rotate (1.25279733708153) translate (14.802cm 17.0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7" draw:layer="layout" svg:width="0.482cm" svg:height="0.629cm" draw:transform="skewX (0.0792379480405426) rotate (1.50988433590029) translate (13.741cm 17.662cm)">
            <text:p/>
            <draw:enhanced-geometry svg:viewBox="0 0 21600 21600" draw:glue-points="?f0 0 ?f1 10800 0 21600 10800 21600 21600 21600 ?f7 10800" draw:text-areas="?f1 10800 ?f2 18000 ?f3 7200 ?f4 21600" draw:type="isosceles-triangle" draw:modifiers="9180.919931856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7" draw:layer="layout" svg:width="0.335cm" svg:height="0.165cm" draw:transform="rotate (0.462686784703697) translate (14.442cm 17.5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9" draw:text-style-name="P8" draw:layer="layout" svg:width="0.651cm" svg:height="0.115cm" draw:transform="skewX (-0.00174532925199423) rotate (-0.849277214020442) translate (14.6110066698291cm 15.0341932417352cm)" svg:viewBox="0 0 652 116" svg:d="M0 0c519-1 652 116 652 116">
            <text:p/>
          </draw:path>
          <draw:path draw:style-name="gr9" draw:text-style-name="P8" draw:layer="layout" svg:width="0.651cm" svg:height="0.115cm" draw:transform="skewX (0.00174532925199432) rotate (0.849277214020441) translate (12.562282876741cm 15.8311384333172cm)" svg:viewBox="0 0 652 116" svg:d="M652 0c-519-1-652 116-652 116">
            <text:p/>
          </draw:path>
          <draw:path draw:style-name="gr9" draw:text-style-name="P8" draw:layer="layout" svg:width="0.397cm" svg:height="0.024cm" draw:transform="skewX (0.00279252680319086) rotate (-1.05173540725178) translate (12.7963571267901cm 15.585084501762cm)" svg:viewBox="0 0 398 25" svg:d="M0 0c425 2 398 25 398 25">
            <text:p/>
          </draw:path>
          <draw:path draw:style-name="gr9" draw:text-style-name="P8" draw:layer="layout" svg:width="0.686cm" svg:height="0.037cm" draw:transform="skewX (-0.163362817986669) rotate (-2.09474416824359) translate (14.7714162825879cm 15.2091763356511cm)" svg:viewBox="0 0 687 38" svg:d="M0 38c768 1 684-38 684-38">
            <text:p/>
          </draw:path>
          <draw:path draw:style-name="gr9" draw:text-style-name="P8" draw:layer="layout" svg:width="0.332cm" svg:height="0.06cm" draw:transform="skewX (0.159174027781883) rotate (-0.766897673326309) translate (14.5970276714657cm 15.453117395909cm)" svg:viewBox="0 0 333 61" svg:d="M0 0c265 1 333 61 333 61">
            <text:p/>
          </draw:path>
          <draw:path draw:style-name="gr9" draw:text-style-name="P8" draw:layer="layout" svg:width="0.302cm" svg:height="0.048cm" draw:transform="skewX (0.330739893252925) rotate (1.01298909785751) translate (12.2735537234979cm 15.2463892788739cm)" svg:viewBox="0 0 303 49" svg:d="M303 0c-241-1-303 49-303 49">
            <text:p/>
          </draw:path>
          <draw:path draw:style-name="gr9" draw:text-style-name="P8" draw:layer="layout" svg:width="0.645cm" svg:height="0.036cm" draw:transform="skewX (-0.0476474885794451) rotate (-1.07948614235849) translate (13.221857989053cm 15.3281395366274cm)" svg:viewBox="0 0 646 37" svg:d="M0 0c689 0 645 37 645 37">
            <text:p/>
          </draw:path>
          <draw:path draw:style-name="gr6" draw:text-style-name="P6" draw:layer="layout" svg:width="1.446cm" svg:height="2.468cm" svg:x="12.9cm" svg:y="12.692cm" svg:viewBox="0 0 1447 2469" svg:d="M437 1655c233-207 475-749 272-980-45-51-708-192-602-432 558 378 318-125 686-238 108-28 183 63 384 203 396 448 352 1169-101 1571-221 194-258 278 101 539 67 53-185 185-588 142-921-76-593-416-152-805z">
            <text:p/>
          </draw:path>
          <draw:custom-shape draw:style-name="gr8" draw:text-style-name="P7" draw:layer="layout" svg:width="0.335cm" svg:height="0.165cm" draw:transform="rotate (0.462686784703697) translate (9.902cm 16.734cm)">
            <text:p/>
            <draw:enhanced-geometry svg:viewBox="0 0 21600 21600" draw:glue-points="?f0 0 ?f1 10800 0 21600 10800 21600 21600 21600 ?f7 10800" draw:text-areas="?f1 10800 ?f2 18000 ?f3 7200 ?f4 21600" draw:type="isosceles-triangle" draw:modifiers="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9" draw:layer="layout" svg:width="0.53cm" svg:height="0.509cm" svg:x="7.985cm" svg:y="8.16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1" draw:text-style-name="P10" draw:layer="layout" svg:width="0.53cm" svg:height="0.509cm" svg:x="9.45cm" svg:y="6.5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2" draw:text-style-name="P11" draw:layer="layout" svg:width="0.53cm" svg:height="0.509cm" svg:x="9.86cm" svg:y="8.44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2" draw:text-style-name="P11" draw:layer="layout" svg:width="0.53cm" svg:height="0.509cm" svg:x="11.441cm" svg:y="16.81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1" draw:text-style-name="P10" draw:layer="layout" svg:width="0.53cm" svg:height="0.509cm" svg:x="10.827cm" svg:y="10.269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0" draw:text-style-name="P9" draw:layer="layout" svg:width="0.53cm" svg:height="0.509cm" svg:x="12.519cm" svg:y="5.39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0" draw:text-style-name="P9" draw:layer="layout" svg:width="0.53cm" svg:height="0.509cm" svg:x="7.452cm" svg:y="4.49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1" draw:text-style-name="P10" draw:layer="layout" svg:width="0.53cm" svg:height="0.509cm" svg:x="8.715cm" svg:y="17.462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2" draw:text-style-name="P11" draw:layer="layout" svg:width="0.53cm" svg:height="0.509cm" svg:x="9.959cm" svg:y="5.686cm">
            <text:p/>
            <draw:enhanced-geometry svg:viewBox="0 0 21600 21600" draw:text-areas="?f1 ?f2 ?f3 ?f4" draw:mirror-horizontal="false" draw:mirror-vertical="false"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1" draw:text-style-name="P10" draw:layer="layout" svg:width="0.53cm" svg:height="0.509cm" svg:x="7.878cm" svg:y="5.1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3" draw:text-style-name="P12" draw:layer="layout" svg:width="0.53cm" svg:height="0.509cm" svg:x="14.967cm" svg:y="17.26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0" draw:text-style-name="P9" draw:layer="layout" svg:width="0.53cm" svg:height="0.509cm" svg:x="11.042cm" svg:y="7.399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2" draw:text-style-name="P11" draw:layer="layout" svg:width="0.53cm" svg:height="0.509cm" svg:x="11.791cm" svg:y="4.761cm">
            <text:p/>
            <draw:enhanced-geometry svg:viewBox="0 0 21600 21600" draw:text-areas="?f1 ?f2 ?f3 ?f4" draw:mirror-horizontal="false" draw:mirror-vertical="false"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1" draw:text-style-name="P10" draw:layer="layout" svg:width="0.53cm" svg:height="0.509cm" svg:x="8.938cm" svg:y="4.15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2" draw:text-style-name="P11" draw:layer="layout" svg:width="0.53cm" svg:height="0.509cm" svg:x="8.097cm" svg:y="11.2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1" draw:text-style-name="P10" draw:layer="layout" svg:width="0.53cm" svg:height="0.509cm" svg:x="5.218cm" svg:y="17.16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0" draw:text-style-name="P9" draw:layer="layout" svg:width="0.53cm" svg:height="0.509cm" svg:x="10.58cm" svg:y="4.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draw:g>
          <draw:custom-shape draw:style-name="gr3" draw:text-style-name="P3" draw:layer="layout" svg:width="3.184cm" svg:height="3.908cm" svg:x="8.854cm" svg:y="12.4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3.1cm" svg:height="2.806cm" svg:x="8.833cm" svg:y="11.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draw:layer="layout" svg:width="0.343cm" svg:height="0.554cm" draw:transform="skewX (0.00174532925199433) rotate (-2.76495060100942) translate (10.088cm 12.524cm)">
            <text:p/>
            <draw:enhanced-geometry svg:viewBox="0 0 21600 21600" draw:mirror-horizontal="true" draw:mirror-vertical="fals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path draw:style-name="gr6" draw:text-style-name="P6" draw:layer="layout" svg:width="1.328cm" svg:height="2.988cm" svg:x="9.712cm" svg:y="11.204cm" svg:viewBox="0 0 1329 2989" svg:d="M437 2176c233-207 248-497 45-728-45-51-299-236-289-539 529-621 253-796 621-909-128 689-100 985 101 1125 396 448 614 773 161 1175-221 194-258 278 101 539 67 53-185 185-588 142-921-76-593-416-152-805z">
            <text:p/>
          </draw:path>
          <draw:custom-shape draw:style-name="gr7" draw:text-style-name="P4" draw:layer="layout" svg:width="0.233cm" svg:height="0.312cm" draw:transform="rotate (0.462686784703697) translate (9.097cm 13.76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4" draw:layer="layout" svg:width="0.279cm" svg:height="0.222cm" draw:transform="skewX (0.00453785605518526) rotate (0.700924227600923) translate (9.652cm 14.22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4" draw:layer="layout" svg:width="0.228cm" svg:height="0.184cm" draw:transform="rotate (0.863414380961595) translate (9.893cm 14.2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4" draw:layer="layout" svg:width="0.228cm" svg:height="0.184cm" draw:transform="rotate (1.61128796544117) translate (11.253cm 14.09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7" draw:layer="layout" svg:width="0.654cm" svg:height="0.31cm" draw:transform="rotate (0.232652389290844) translate (9.188cm 16.296cm)">
            <text:p/>
            <draw:enhanced-geometry svg:viewBox="0 0 21600 21600" draw:mirror-horizontal="false" draw:mirror-vertical="false" draw:glue-points="?f0 0 ?f1 10800 0 21600 10800 21600 21600 21600 ?f7 10800" draw:text-areas="?f1 10800 ?f2 18000 ?f3 7200 ?f4 21600" draw:type="isosceles-triangle" draw:modifiers="10531.828442437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7" draw:layer="layout" svg:width="0.335cm" svg:height="0.164cm" draw:transform="skewX (0.00610865238198018) rotate (0.462686784703697) translate (9.011cm 16.08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7" draw:layer="layout" svg:width="0.343cm" svg:height="0.374cm" draw:transform="skewX (0.0801106126665397) rotate (1.25279733708153) translate (11.457cm 16.39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7" draw:layer="layout" svg:width="0.482cm" svg:height="0.629cm" draw:transform="skewX (0.0792379480405426) rotate (1.50988433590029) translate (10.355cm 17cm)">
            <text:p/>
            <draw:enhanced-geometry svg:viewBox="0 0 21600 21600" draw:glue-points="?f0 0 ?f1 10800 0 21600 10800 21600 21600 21600 ?f7 10800" draw:text-areas="?f1 10800 ?f2 18000 ?f3 7200 ?f4 21600" draw:type="isosceles-triangle" draw:modifiers="9180.919931856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7" draw:layer="layout" svg:width="0.335cm" svg:height="0.165cm" draw:transform="rotate (0.462686784703697) translate (11.254cm 16.54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9" draw:text-style-name="P8" draw:layer="layout" svg:width="0.651cm" svg:height="0.115cm" draw:transform="skewX (-0.0017453292519944) rotate (-0.849277214020442) translate (11.4230066698291cm 14.0671932417352cm)" svg:viewBox="0 0 652 116" svg:d="M0 0c519-1 652 116 652 116">
            <text:p/>
          </draw:path>
          <draw:path draw:style-name="gr9" draw:text-style-name="P8" draw:layer="layout" svg:width="0.651cm" svg:height="0.115cm" draw:transform="skewX (0.00174532925199433) rotate (0.849277214020441) translate (9.37428287674105cm 14.8641384333172cm)" svg:viewBox="0 0 652 116" svg:d="M652 0c-519-1-652 116-652 116">
            <text:p/>
          </draw:path>
          <draw:path draw:style-name="gr9" draw:text-style-name="P8" draw:layer="layout" svg:width="0.397cm" svg:height="0.024cm" draw:transform="skewX (0.0027925268031908) rotate (-1.05173540725178) translate (9.60835712679013cm 14.618084501762cm)" svg:viewBox="0 0 398 25" svg:d="M0 0c425 2 398 25 398 25">
            <text:p/>
          </draw:path>
          <draw:path draw:style-name="gr9" draw:text-style-name="P8" draw:layer="layout" svg:width="0.686cm" svg:height="0.037cm" draw:transform="skewX (-0.163362817986669) rotate (-2.09474416824359) translate (11.5834162825879cm 14.2421763356512cm)" svg:viewBox="0 0 687 38" svg:d="M0 38c768 1 684-38 684-38">
            <text:p/>
          </draw:path>
          <draw:path draw:style-name="gr9" draw:text-style-name="P8" draw:layer="layout" svg:width="0.332cm" svg:height="0.06cm" draw:transform="skewX (0.159174027781883) rotate (-0.766897673326309) translate (11.4090276714657cm 14.486117395909cm)" svg:viewBox="0 0 333 61" svg:d="M0 0c265 1 333 61 333 61">
            <text:p/>
          </draw:path>
          <draw:path draw:style-name="gr9" draw:text-style-name="P8" draw:layer="layout" svg:width="0.302cm" svg:height="0.048cm" draw:transform="skewX (0.330739893252925) rotate (1.01298909785751) translate (9.08555372349792cm 14.2793892788739cm)" svg:viewBox="0 0 303 49" svg:d="M303 0c-241-1-303 49-303 49">
            <text:p/>
          </draw:path>
          <draw:path draw:style-name="gr9" draw:text-style-name="P8" draw:layer="layout" svg:width="0.645cm" svg:height="0.036cm" draw:transform="skewX (-0.0476474885794452) rotate (-1.07948614235849) translate (10.033857989053cm 14.3611395366274cm)" svg:viewBox="0 0 646 37" svg:d="M0 0c689 0 645 37 645 37">
            <text:p/>
          </draw:path>
          <draw:path draw:style-name="gr6" draw:text-style-name="P6" draw:layer="layout" svg:width="1.328cm" svg:height="2.729cm" svg:x="9.713cm" svg:y="11.463cm" svg:viewBox="0 0 1329 2730" svg:d="M437 1917c233-207 248-497 45-728-45-51-299-236-289-539 365-401 600 58 985-649 108-28-464 725-263 865 396 448 614 773 161 1175-221 194-258 278 101 539 67 53-185 185-588 142-921-76-593-416-152-805z">
            <text:p/>
          </draw:path>
        </draw:g>
        <draw:g>
          <draw:custom-shape draw:style-name="gr3" draw:text-style-name="P3" draw:layer="layout" svg:width="3.184cm" svg:height="3.908cm" svg:x="5.744cm" svg:y="13.61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3.1cm" svg:height="2.806cm" svg:x="5.849cm" svg:y="12.588cm">
            <text:p/>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style-name="gr5" draw:text-style-name="P5" draw:layer="layout" svg:width="0.343cm" svg:height="0.554cm" draw:transform="skewX (-0.00174532925199441) rotate (-2.01917141163224) translate (7.074cm 12.747cm)">
            <text:p/>
            <draw:enhanced-geometry svg:viewBox="0 0 21600 21600" draw:mirror-horizontal="false" draw:mirror-vertical="fals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path draw:style-name="gr6" draw:text-style-name="P6" draw:layer="layout" svg:width="1.446cm" svg:height="2.98cm" svg:x="6.623cm" svg:y="12.345cm" svg:viewBox="0 0 1447 2981" svg:d="M1010 2168c-233-207-615-813-412-1044 45-51 526-928 313-1124-156 319-229 526-538 588-100 89-27 43-103 133-396 448-352 1169 101 1571 221 194 258 278-101 539-67 53 185 185 588 142 921-76 593-416 152-805z">
            <text:p/>
          </draw:path>
          <draw:custom-shape draw:style-name="gr7" draw:text-style-name="P4" draw:layer="layout" svg:width="0.233cm" svg:height="0.312cm" draw:transform="rotate (0.462686784703697) translate (8.337cm 14.898cm)">
            <text:p/>
            <draw:enhanced-geometry svg:viewBox="0 0 21600 21600" draw:glue-points="?f0 0 ?f1 10800 0 21600 10800 21600 21600 21600 ?f7 10800" draw:text-areas="?f1 10800 ?f2 18000 ?f3 7200 ?f4 21600" draw:mirror-horizont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4" draw:layer="layout" svg:width="0.279cm" svg:height="0.222cm" draw:transform="skewX (-0.00453785605518532) rotate (0.700924227600923) translate (7.774cm 15.359cm)">
            <text:p/>
            <draw:enhanced-geometry svg:viewBox="0 0 21600 21600" draw:glue-points="?f0 0 ?f1 10800 0 21600 10800 21600 21600 21600 ?f7 10800" draw:text-areas="?f1 10800 ?f2 18000 ?f3 7200 ?f4 21600" draw:mirror-horizont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4" draw:layer="layout" svg:width="0.228cm" svg:height="0.184cm" draw:transform="rotate (0.863414380961595) translate (7.601cm 15.406cm)">
            <text:p/>
            <draw:enhanced-geometry svg:viewBox="0 0 21600 21600" draw:glue-points="?f0 0 ?f1 10800 0 21600 10800 21600 21600 21600 ?f7 10800" draw:text-areas="?f1 10800 ?f2 18000 ?f3 7200 ?f4 21600" draw:mirror-horizont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4" draw:layer="layout" svg:width="0.228cm" svg:height="0.184cm" draw:transform="rotate (1.61128796544117) translate (6.353cm 15.231cm)">
            <text:p/>
            <draw:enhanced-geometry svg:viewBox="0 0 21600 21600" draw:glue-points="?f0 0 ?f1 10800 0 21600 10800 21600 21600 21600 ?f7 10800" draw:text-areas="?f1 10800 ?f2 18000 ?f3 7200 ?f4 21600" draw:mirror-horizont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7" draw:layer="layout" svg:width="0.654cm" svg:height="0.309cm" draw:transform="rotate (0.232652389290844) translate (7.886cm 17.429cm)">
            <text:p/>
            <draw:enhanced-geometry svg:viewBox="0 0 21600 21600" draw:mirror-horizontal="true" draw:mirror-vertical="false" draw:glue-points="?f0 0 ?f1 10800 0 21600 10800 21600 21600 21600 ?f7 10800" draw:text-areas="?f1 10800 ?f2 18000 ?f3 7200 ?f4 21600" draw:type="isosceles-triangle" draw:modifiers="10531.828442437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7" draw:layer="layout" svg:width="0.335cm" svg:height="0.164cm" draw:transform="skewX (-0.00610865238198011) rotate (0.462686784703697) translate (8.399cm 17.221cm)">
            <text:p/>
            <draw:enhanced-geometry svg:viewBox="0 0 21600 21600" draw:glue-points="?f0 0 ?f1 10800 0 21600 10800 21600 21600 21600 ?f7 10800" draw:text-areas="?f1 10800 ?f2 18000 ?f3 7200 ?f4 21600" draw:mirror-horizont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7" draw:layer="layout" svg:width="0.343cm" svg:height="0.374cm" draw:transform="skewX (-0.0801106126665398) rotate (1.25279733708153) translate (5.871cm 17.531cm)">
            <text:p/>
            <draw:enhanced-geometry svg:viewBox="0 0 21600 21600" draw:glue-points="?f0 0 ?f1 10800 0 21600 10800 21600 21600 21600 ?f7 10800" draw:text-areas="?f1 10800 ?f2 18000 ?f3 7200 ?f4 21600" draw:mirror-horizont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7" draw:layer="layout" svg:width="0.482cm" svg:height="0.629cm" draw:transform="skewX (-0.0792379480405426) rotate (1.50988433590029) translate (6.998cm 17.894cm)">
            <text:p/>
            <draw:enhanced-geometry svg:viewBox="0 0 21600 21600" draw:glue-points="?f0 0 ?f1 10800 0 21600 10800 21600 21600 21600 ?f7 10800" draw:text-areas="?f1 10800 ?f2 18000 ?f3 7200 ?f4 21600" draw:mirror-horizontal="true" draw:type="isosceles-triangle" draw:modifiers="9180.919931856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7" draw:layer="layout" svg:width="0.335cm" svg:height="0.165cm" draw:transform="rotate (0.462686784703697) translate (6.154cm 17.682cm)">
            <text:p/>
            <draw:enhanced-geometry svg:viewBox="0 0 21600 21600" draw:glue-points="?f0 0 ?f1 10800 0 21600 10800 21600 21600 21600 ?f7 10800" draw:text-areas="?f1 10800 ?f2 18000 ?f3 7200 ?f4 21600" draw:mirror-horizont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9" draw:text-style-name="P8" draw:layer="layout" svg:width="0.651cm" svg:height="0.115cm" draw:transform="skewX (0.00174532925199422) rotate (0.849277214020441) translate (5.92836831336068cm 15.6896738052798cm)" svg:viewBox="0 0 652 116" svg:d="M652 0c-519-1-652 116-652 116">
            <text:p/>
          </draw:path>
          <draw:path draw:style-name="gr9" draw:text-style-name="P8" draw:layer="layout" svg:width="0.651cm" svg:height="0.115cm" draw:transform="skewX (-0.00174532925199441) rotate (-0.849277214020442) translate (7.9770785530987cm 15.5076424640225cm)" svg:viewBox="0 0 652 116" svg:d="M0 0c519-1 652 116 652 116">
            <text:p/>
          </draw:path>
          <draw:path draw:style-name="gr9" draw:text-style-name="P8" draw:layer="layout" svg:width="0.397cm" svg:height="0.023cm" draw:transform="skewX (-0.00279252680319108) rotate (1.05435340112977) translate (7.97715844851675cm 16.0971002398452cm)" svg:viewBox="0 0 398 24" svg:d="M398 0c-425 1-398 24-398 24">
            <text:p/>
          </draw:path>
          <draw:path draw:style-name="gr9" draw:text-style-name="P8" draw:layer="layout" svg:width="0.686cm" svg:height="0.037cm" draw:transform="skewX (0.164584548463065) rotate (2.09474416824359) translate (6.54204243495266cm 15.9695850156431cm)" svg:viewBox="0 0 687 38" svg:d="M687 38c-769 1-684-38-684-38">
            <text:p/>
          </draw:path>
          <draw:path draw:style-name="gr9" draw:text-style-name="P8" draw:layer="layout" svg:width="0.332cm" svg:height="0.06cm" draw:transform="skewX (-0.159174027781883) rotate (0.766897673326308) translate (6.13346639928005cm 15.8499213686673cm)" svg:viewBox="0 0 333 61" svg:d="M333 0c-265 1-333 61-333 61">
            <text:p/>
          </draw:path>
          <draw:path draw:style-name="gr9" draw:text-style-name="P8" draw:layer="layout" svg:width="0.302cm" svg:height="0.048cm" draw:transform="skewX (-0.330739893252926) rotate (-1.01298909785751) translate (8.53586860153975cm 15.1550116228979cm)" svg:viewBox="0 0 303 49" svg:d="M0 0c241-1 303 49 303 49">
            <text:p/>
          </draw:path>
          <draw:path draw:style-name="gr9" draw:text-style-name="P8" draw:layer="layout" svg:width="0.644cm" svg:height="0.037cm" draw:transform="skewX (0.0476474885794452) rotate (1.0779153460317) translate (7.44272201781079cm 16.0627918021159cm)" svg:viewBox="0 0 645 38" svg:d="M645 0c-688 2-644 38-644 38">
            <text:p/>
          </draw:path>
          <draw:path draw:style-name="gr6" draw:text-style-name="P6" draw:layer="layout" svg:width="1.446cm" svg:height="2.414cm" svg:x="6.624cm" svg:y="12.912cm" svg:viewBox="0 0 1447 2415" svg:d="M1010 1602c-233-207-475-749-272-980 45-51 493-349 567-622-277 354-231-28-764 338-65-41-70-323-271-183-396 448-352 1169 101 1571 221 194 258 278-101 539-67 53 185 185 588 142 921-76 593-416 152-805z">
            <text:p/>
          </draw:path>
          <draw:custom-shape draw:style-name="gr8" draw:text-style-name="P7" draw:layer="layout" svg:width="0.654cm" svg:height="0.309cm" draw:transform="rotate (0.232652389290844) translate (9.225cm 17.045cm)">
            <text:p/>
            <draw:enhanced-geometry svg:viewBox="0 0 21600 21600" draw:mirror-horizontal="true" draw:mirror-vertical="false" draw:glue-points="?f0 0 ?f1 10800 0 21600 10800 21600 21600 21600 ?f7 10800" draw:text-areas="?f1 10800 ?f2 18000 ?f3 7200 ?f4 21600" draw:type="isosceles-triangle" draw:modifiers="10531.828442437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7T18:57:54.226621194</meta:creation-date>
    <dc:date>2021-05-05T10:50:55.021801977</dc:date>
    <meta:editing-duration>PT1H5M10S</meta:editing-duration>
    <meta:editing-cycles>13</meta:editing-cycles>
    <meta:generator>LibreOffice/6.4.6.2$Linux_X86_64 LibreOffice_project/40$Build-2</meta:generator>
    <meta:document-statistic meta:object-count="87"/>
  </office:meta>
</office:document-meta>
</file>